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b 80%" fo:font-size="12pt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 list:</text:p>
      <text:list xml:id="list1527743328" text:style-name="L1">
        <text:list-item>
          <text:p text:style-name="P1">k,v store. V can be number, string (for the moment, maybe table and blob could be good additions)</text:p>
        </text:list-item>
        <text:list-item>
          <text:p text:style-name="P1">DHT range partitioning:</text:p>
          <text:list>
            <text:list-item>
              <text:p text:style-name="P1">one-hop routing (several-hops routing in the marginal case of transient discrepancies in the routing tables – i.e. a node went in/out and some nodes don't know yet about it)</text:p>
            </text:list-item>
            <text:list-item>
              <text:p text:style-name="P1">node n is master for id<text:span text:style-name="T1">n</text:span> &lt; key &lt; id<text:span text:style-name="T1">n+1</text:span></text:p>
            </text:list-item>
            <text:list-item>
              <text:p text:style-name="P1">nodes n+1, n+2, …, n+m are responsibles for m replicas of id<text:span text:style-name="T1">n</text:span> &lt; key &lt; id<text:span text:style-name="T1">n+1</text:span></text:p>
            </text:list-item>
          </text:list>
        </text:list-item>
        <text:list-item>
          <text:p text:style-name="P1">node in/out:</text:p>
          <text:list>
            <text:list-item>
              <text:p text:style-name="P1">managed by gossiping.</text:p>
            </text:list-item>
            <text:list-item>
              <text:p text:style-name="P1">node death only after a number of failed pings (like in Dynamo, differentiates transient unavailability from node death).</text:p>
            </text:list-item>
            <text:list-item>
              <text:p text:style-name="P1">on node activation, the node takes all ids from a contact, then gossips its presence to be included in the partition.</text:p>
            </text:list-item>
            <text:list-item>
              <text:p text:style-name="P1">on node death, the node that notices it, gossips the changes.</text:p>
            </text:list-item>
            <text:list-item>
              <text:p text:style-name="P1">upon reception of gossip message about node activation, if keys that belong to a node change the responsible node, the keys are sent to the new node. For the moment, no confirmation round like in dynamo.</text:p>
            </text:list-item>
            <text:list-item>
              <text:p text:style-name="P1">upon reception of gossip message about node death, if keys that belong to a node change the responsible node, the node asks the keys to the closest replica (Merkle trees may be used later) (maybe a sync is needed before when using eventual consistency).</text:p>
            </text:list-item>
          </text:list>
        </text:list-item>
      </text:list>
      <text:list xml:id="list501115244" text:style-name="L2">
        <text:list-item>
          <text:p text:style-name="P2">consistency:</text:p>
          <text:list>
            <text:list-item>
              <text:p text:style-name="P2">eventual consistency:</text:p>
              <text:list>
                <text:list-item>
                  <text:p text:style-name="P2">use of vector clocks, N, R, W indexes like in Dynamo.</text:p>
                </text:list-item>
                <text:list-item>
                  <text:p text:style-name="P2">Inconsistency solved at read time, at application level.</text:p>
                </text:list-item>
              </text:list>
            </text:list-item>
            <text:list-item>
              <text:p text:style-name="P2">strict consistency:</text:p>
              <text:list>
                <text:list-item>
                  <text:p text:style-name="P2">use of Paxos at write time.</text:p>
                </text:list-item>
              </text:list>
            </text:list-item>
          </text:list>
        </text:list-item>
        <text:list-item>
          <text:p text:style-name="P2">APIs:</text:p>
          <text:list>
            <text:list-item>
              <text:p text:style-name="P2">get:</text:p>
              <text:list>
                <text:list-item>
                  <text:p text:style-name="P2">eventual consistency model:</text:p>
                  <text:list>
                    <text:list-item>
                      <text:p text:style-name="P2">sent only to the master, the master deals with replicas.</text:p>
                    </text:list-item>
                    <text:list-item>
                      <text:p text:style-name="P2">If R nodes respond, the read proceeds.</text:p>
                    </text:list-item>
                    <text:list-item>
                      <text:p text:style-name="P2">If versions don't match, it is delivered like this to the client, the client handles inconsistency.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sent to the master for simplicity... later could be sent to any node; all have the same version (for load balancing on read requests).</text:p>
                    </text:list-item>
                  </text:list>
                </text:list-item>
              </text:list>
            </text:list-item>
            <text:list-item>
              <text:p text:style-name="P2">put:</text:p>
              <text:list>
                <text:list-item>
                  <text:p text:style-name="P2">sent only to the master, then, the master replicates.</text:p>
                </text:list-item>
                <text:list-item>
                  <text:p text:style-name="P2">eventual consistency model:</text:p>
                  <text:list>
                    <text:list-item>
                      <text:p text:style-name="P2">If W nodes respond, the write is considered successful</text:p>
                    </text:list-item>
                  </text:list>
                </text:list-item>
                <text:list-item>
                  <text:p text:style-name="P2">strict consistency model:</text:p>
                  <text:list>
                    <text:list-item>
                      <text:p text:style-name="P2">Paxos: master waits that all N replicas respond.</text:p>
                    </text:list-item>
                  </text:list>
                </text:list-item>
                <text:list-item>
                  <text:p text:style-name="P2">Returns version number</text:p>
                </text:list-item>
              </text:list>
            </text:list-item>
            <text:list-item>
              <text:p text:style-name="P2">sync: still not sure, maybe used on eventual consistency model</text:p>
            </text:list-item>
          </text:list>
        </text:list-item>
      </text:list>
      <text:p text:style-name="Standard"/>
      <text:p text:style-name="Standard">Further work: all “maybes” mentioned above, support for other mechanisms, CRD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902in" fo:margin-bottom="0.1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ine </meta:initial-creator>
    <meta:creation-date>2011-07-01T15:49:43</meta:creation-date>
    <dc:date>2011-07-15T16:36:34</dc:date>
    <dc:creator>unine </dc:creator>
    <meta:editing-duration>PT7H22M33S</meta:editing-duration>
    <meta:editing-cycles>12</meta:editing-cycles>
    <meta:generator>LibreOffice/3.3$Linux LibreOffice_project/330m19$Build-202</meta:generator>
    <meta:document-statistic meta:table-count="0" meta:image-count="0" meta:object-count="0" meta:page-count="1" meta:paragraph-count="36" meta:word-count="402" meta:character-count="2193"/>
  </office:meta>
</office:document-meta>
</file>